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a6273" officeooo:paragraph-rsid="000a627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fe23" officeooo:paragraph-rsid="000ffe2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ffe23" officeooo:paragraph-rsid="000ffe2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6" style:family="paragraph" style:parent-style-name="Table_20_Contents">
      <style:text-properties officeooo:rsid="000a6273" officeooo:paragraph-rsid="000a6273"/>
    </style:style>
    <style:style style:name="P7" style:family="paragraph" style:parent-style-name="Table_20_Contents">
      <style:paragraph-properties fo:text-align="center" style:justify-single-word="false"/>
      <style:text-properties officeooo:rsid="000a6273" officeooo:paragraph-rsid="000a6273"/>
    </style:style>
    <style:style style:name="P8" style:family="paragraph" style:parent-style-name="Table_20_Contents">
      <style:paragraph-properties fo:text-align="center" style:justify-single-word="false"/>
      <style:text-properties officeooo:rsid="000a6273" officeooo:paragraph-rsid="000f724c"/>
    </style:style>
    <style:style style:name="P9" style:family="paragraph" style:parent-style-name="Table_20_Contents">
      <style:paragraph-properties fo:text-align="center" style:justify-single-word="false"/>
      <style:text-properties officeooo:rsid="000f724c" officeooo:paragraph-rsid="000f724c"/>
    </style:style>
    <style:style style:name="P10" style:family="paragraph" style:parent-style-name="Standard">
      <style:text-properties officeooo:rsid="000ffe23" officeooo:paragraph-rsid="000ffe23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fe23" officeooo:paragraph-rsid="000ffe23" style:font-weight-asian="normal" style:font-weight-complex="normal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ffe23" officeooo:paragraph-rsid="000ffe2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0f765" officeooo:paragraph-rsid="0010f765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e9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f765" style:font-weight-asian="bold" style:font-weight-complex="bold"/>
    </style:style>
    <style:style style:name="T4" style:family="text">
      <style:text-properties fo:font-size="12pt" fo:font-weight="bold" style:font-weight-complex="bold"/>
    </style:style>
    <style:style style:name="T5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#</text:span>## Data types <text:span text:style-name="T1">###</text:span></text:p>
      <text:p text:style-name="Standard"><text:s/></text:p>
      <text:p text:style-name="P1"><draw:frame text:anchor-type="paragraph" draw:z-index="0" draw:name="Text Frame 1" draw:style-name="gr1" draw:text-style-name="P15" svg:width="7.7cm" svg:height="6.827cm" svg:x="9.042cm" svg:y="0.042cm"><draw:text-box><text:p><text:span text:style-name="T4">2) Non-Primitive</text:span></text:p><text:p><text:span text:style-name="T5">-Collection of primitive data types</text:span></text:p><text:p><text:span text:style-name="T5">-Starts with upper case</text:span></text:p><text:p><text:span text:style-name="T5">-User defined except String</text:span></text:p><text:p><text:span text:style-name="T5">-Can be further divided</text:span></text:p><text:p><text:span text:style-name="T5">-Have additional methods</text:span></text:p><text:p><text:span text:style-name="T5">-Can have null value except String</text:span></text:p><text:p><text:span text:style-name="T5">e.g. array, String, LinkedList, arraylist, stack, etc.</text:span></text:p></draw:text-box></draw:frame>1) Primitive</text:p>
      <text:p text:style-name="Standard">-Starts with lower case</text:p>
      <text:p text:style-name="Standard">-Predefined</text:p>
      <text:p text:style-name="Standard">-Can not be futher divided</text:p>
      <text:p text:style-name="Standard">-Have no additional methods</text:p>
      <text:p text:style-name="Standard">-Must be initialized</text:p>
      <text:p text:style-name="Standard">e.g. bit-1 byte</text:p>
      <text:p text:style-name="Standard"><text:s text:c="4"/>short-2 byte</text:p>
      <text:p text:style-name="Standard"><text:s text:c="4"/>int - 4 byte (32bits) <text:s text:c="2"/>range(-2*e9 to 2*e9-1)</text:p>
      <text:p text:style-name="Standard"><text:s text:c="4"/>long - 8 byte (64bits)</text:p>
      <text:p text:style-name="Standard"><text:s text:c="4"/>float - 4 byte</text:p>
      <text:p text:style-name="Standard"><text:s text:c="4"/>double - 8 byte</text:p>
      <text:p text:style-name="Standard"><text:s text:c="4"/>boolean - 1 byte</text:p>
      <text:p text:style-name="Standard"><text:s text:c="4"/>char - 2 byte</text:p>
      <text:p text:style-name="Standard"/>
      <text:p text:style-name="P3">##OBJECT ORIENTED PROGRAMMING###</text:p>
      <text:p text:style-name="P3"/>
      <text:p text:style-name="P14">Objects are created in heap memory using new keyword, and calls constructor</text:p>
      <text:p text:style-name="P14"/>
      <text:p text:style-name="P4"># variable/methods calling</text:p>
      <text:p text:style-name="P11"><text:span text:style-name="T2">this</text:span> – <text:s/>inside same class, for current object var/method</text:p>
      <text:p text:style-name="P11"><text:span text:style-name="T2">super</text:span> – one level up parent class only from child class</text:p>
      <text:p text:style-name="P11">- can be used together in same constructor</text:p>
      <text:p text:style-name="P4"/>
      <text:p text:style-name="P3"/>
      <text:p text:style-name="P4"/>
      <text:p text:style-name="P4">#Constructor calling</text:p>
      <text:p text:style-name="P11"><text:span text:style-name="T2">this(</text:span><text:span text:style-name="T3">arg</text:span><text:span text:style-name="T2">)</text:span> - <text:s/>inside same class</text:p>
      <text:p text:style-name="P11"><text:span text:style-name="T2">super(</text:span><text:span text:style-name="T3">arg</text:span><text:span text:style-name="T2">) </text:span>- <text:s text:c="2"/>one level up parent class only from child class</text:p>
      <text:p text:style-name="P11">- Constructor call only happens when obj is created</text:p>
      <text:p text:style-name="P11">- Default constructor is automatically called by it child class since super() is there by default</text:p>
      <text:p text:style-name="P11">- Default constructor will not be there if we make any paramaterized constructor in a class</text:p>
      <text:p text:style-name="P11">- can not be used together one level up parent class only from child class</text:p>
      <text:p text:style-name="P11">- only used once in a constructor</text:p>
      <text:p text:style-name="P11">- used in first line</text:p>
      <text:p text:style-name="P11"/>
      <text:p text:style-name="P11"/>
      <text:p text:style-name="P11"/>
      <text:p text:style-name="P12"/>
      <text:p text:style-name="P10"/>
      <text:p text:style-name="Standard"/>
      <text:p text:style-name="P5">######POLYMORPHISM#######</text:p>
      <text:p text:style-name="Standard"/>
      <text:p text:style-name="P1">1) Method Overloading (Compile time polymorphism)</text:p>
      <text:p text:style-name="Standard">- Different no, data type, order of parameters (Different method signature)</text:p>
      <text:p text:style-name="Standard">- Return type will be same</text:p>
      <text:p text:style-name="Standard">- Used inside same class</text:p>
      <text:p text:style-name="Standard"/>
      <text:p text:style-name="P1">2) Method Overriding (Runtime polymorphism)</text:p>
      <text:p text:style-name="Standard">- Works in inheritance</text:p>
      <text:p text:style-name="Standard"><text:soft-page-break/>- Used in child class to override parent class method</text:p>
      <text:p text:style-name="Standard">- Method signature is same</text:p>
      <text:p text:style-name="Standard"/>
      <text:p text:style-name="Standard"/>
      <text:p text:style-name="P5">#### ENCAPSULATION ###</text:p>
      <text:p text:style-name="P5"/>
      <text:p text:style-name="Standard">- To create obj using a class in another package, that class should be 'public'</text:p>
      <text:p text:style-name="Standard">- To use var/method, that should be 'public' in another package</text:p>
      <text:p text:style-name="Standard">- We can use var/method in same package without 'public'</text:p>
      <text:p text:style-name="Standard"/>
      <text:p text:style-name="Standard"/>
      <text:p text:style-name="P1">### Access specifiers/modifiers</text:p>
      <text:p text:style-name="Standard"/>
      <table:table table:name="Table1" table:style-name="Table1">
        <table:table-column table:style-name="Table1.A" table:number-columns-repeated="3"/>
        <table:table-row table:style-name="TableLine940238122696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Inside package</text:p>
            <text:p text:style-name="P6">Inside class</text:p>
            <text:p text:style-name="P6">Inside child class</text:p>
          </table:table-cell>
          <table:table-cell table:style-name="Table1.A1" office:value-type="string">
            <text:p text:style-name="P6">Outside package</text:p>
          </table:table-cell>
        </table:table-row>
        <table:table-row table:style-name="TableLine94023812892544">
          <table:table-cell table:style-name="Table1.A1" office:value-type="string">
            <text:p text:style-name="P7">Public</text:p>
          </table:table-cell>
          <table:table-cell table:style-name="Table1.A1" office:value-type="string">
            <text:p text:style-name="P7">Yes</text:p>
          </table:table-cell>
          <table:table-cell table:style-name="Table1.A1" office:value-type="string">
            <text:p text:style-name="P7">Yes</text:p>
          </table:table-cell>
        </table:table-row>
        <table:table-row table:style-name="TableLine94023812892992">
          <table:table-cell table:style-name="Table1.A1" office:value-type="string">
            <text:p text:style-name="P2">Private</text:p>
          </table:table-cell>
          <table:table-cell table:style-name="Table1.A1" office:value-type="string">
            <text:p text:style-name="P7">No</text:p>
          </table:table-cell>
          <table:table-cell table:style-name="Table1.A1" office:value-type="string">
            <text:p text:style-name="P9">Public member functions</text:p>
            <text:p text:style-name="P8">get() &amp; set()</text:p>
          </table:table-cell>
        </table:table-row>
        <table:table-row table:style-name="TableLine94023812893776">
          <table:table-cell table:style-name="Table1.A1" office:value-type="string">
            <text:p text:style-name="P7">Protected</text:p>
          </table:table-cell>
          <table:table-cell table:style-name="Table1.A1" office:value-type="string">
            <text:p text:style-name="P7">Yes</text:p>
          </table:table-cell>
          <table:table-cell table:style-name="Table1.A1" office:value-type="string">
            <text:p text:style-name="P7">child class</text:p>
          </table:table-cell>
        </table:table-row>
        <table:table-row table:style-name="TableLine94023812894640">
          <table:table-cell table:style-name="Table1.A1" office:value-type="string">
            <text:p text:style-name="P7">Default</text:p>
          </table:table-cell>
          <table:table-cell table:style-name="Table1.A1" office:value-type="string">
            <text:p text:style-name="P7">Yes</text:p>
          </table:table-cell>
          <table:table-cell table:style-name="Table1.A1" office:value-type="string">
            <text:p text:style-name="P7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21:57:00.192173545</meta:creation-date>
    <dc:date>2022-09-29T17:45:16.366179915</dc:date>
    <meta:editing-duration>PT20M37S</meta:editing-duration>
    <meta:editing-cycles>7</meta:editing-cycles>
    <meta:generator>LibreOffice/7.3.2.2$Linux_X86_64 LibreOffice_project/30$Build-2</meta:generator>
    <meta:document-statistic meta:table-count="1" meta:image-count="0" meta:object-count="0" meta:page-count="2" meta:paragraph-count="62" meta:word-count="309" meta:character-count="1828" meta:non-whitespace-character-count="1543"/>
  </office:meta>
</office:document-meta>
</file>